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ChaptersToPageNumbers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table:style-name="ce3" office:value-type="float" office:value="39">
            <text:p>39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7">
            <text:p>4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9/06/2012</text:date>, <text:time>15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6T15:12:03</meta:creation-date>
    <dc:date>2012-09-06T15:20:20</dc:date>
    <meta:editing-duration>PT1M27S</meta:editing-duration>
    <meta:editing-cycles>2</meta:editing-cycles>
    <meta:generator>LibreOffice/3.4$Unix LibreOffice_project/340m1$Build-1505</meta:generator>
    <meta:print-date>2012-09-06T15:20:14</meta:print-date>
    <meta:document-statistic meta:table-count="1" meta:cell-count="74" meta:object-count="0"/>
  </office:meta>
</office:document-meta>
</file>